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0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1022"/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Ally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Attack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Attack Reaction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Aura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Defense Re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t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dm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n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our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k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quip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ap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-H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x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g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st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o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u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ardi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llusion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chanolog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rch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ebl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ri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z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d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men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ar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ghtning</text:p>
          </table:table-cell>
          <table:table-cell table:number-columns-repeated="102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2-19T11:57:16.886894635</dc:date>
    <meta:editing-duration>PT21M55S</meta:editing-duration>
    <meta:editing-cycles>13</meta:editing-cycles>
    <meta:generator>LibreOffice/7.2.5.2$MacOSX_X86_64 LibreOffice_project/499f9727c189e6ef3471021d6132d4c694f357e5</meta:generator>
    <meta:document-statistic meta:table-count="1" meta:cell-count="55" meta:object-count="0"/>
  </office:meta>
</office:document-meta>
</file>